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text-underline-style="none" fo:font-weight="bold" officeooo:rsid="000e2331" officeooo:paragraph-rsid="000e2331"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bold" officeooo:rsid="000ee093" officeooo:paragraph-rsid="000ee093"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bold" officeooo:rsid="000ee093" officeooo:paragraph-rsid="000ee093"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0eea05" officeooo:paragraph-rsid="000eea0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0fa956" officeooo:paragraph-rsid="000fa95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ee093" officeooo:paragraph-rsid="000ee09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eea05" officeooo:paragraph-rsid="000eea0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fa956" officeooo:paragraph-rsid="000fa9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0fdbb" officeooo:paragraph-rsid="0010fdb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0fdbb" officeooo:paragraph-rsid="00144c8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3606f" officeooo:paragraph-rsid="001360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a956" officeooo:paragraph-rsid="000fa956"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e093" officeooo:paragraph-rsid="000ee09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ea05" officeooo:paragraph-rsid="000eea05"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weight="bold" officeooo:paragraph-rsid="00144c8a" style:font-weight-asian="bold" style:font-weight-complex="bold"/>
    </style:style>
    <style:style style:name="P16" style:family="paragraph" style:parent-style-name="Standard">
      <style:paragraph-properties fo:text-align="start" style:justify-single-word="false"/>
      <style:text-properties style:text-underline-style="none" fo:font-weight="normal" officeooo:rsid="00163ba9" officeooo:paragraph-rsid="00163ba9" style:font-weight-asian="normal" style:font-weight-complex="normal"/>
    </style:style>
    <style:style style:name="P17" style:family="paragraph" style:parent-style-name="Standard" style:list-style-name="L1">
      <style:paragraph-properties fo:text-align="start" style:justify-single-word="false"/>
      <style:text-properties fo:font-size="12pt" style:text-underline-style="none" fo:font-weight="normal" officeooo:rsid="000ee093" officeooo:paragraph-rsid="000ee093"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officeooo:rsid="000fa956" officeooo:paragraph-rsid="000fa956"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officeooo:rsid="0013606f" style:font-size-asian="10.5pt" style:font-size-complex="12pt"/>
    </style:style>
    <style:style style:name="T2" style:family="text">
      <style:text-properties fo:font-size="12pt" style:text-underline-style="solid" style:text-underline-width="auto" style:text-underline-color="font-color" officeooo:rsid="00144c8a" style:font-size-asian="10.5pt" style:font-size-complex="12pt"/>
    </style:style>
    <style:style style:name="T3" style:family="text">
      <style:text-properties fo:font-size="12pt" style:font-size-asian="10.5pt" style:font-size-complex="12pt"/>
    </style:style>
    <style:style style:name="T4" style:family="text">
      <style:text-properties fo:font-size="12pt" officeooo:rsid="0017f98e" style:font-size-asian="10.5pt" style:font-size-complex="12pt"/>
    </style:style>
    <style:style style:name="T5" style:family="text">
      <style:text-properties style:text-underline-style="solid" style:text-underline-width="auto" style:text-underline-color="font-color"/>
    </style:style>
    <style:style style:name="T6" style:family="text">
      <style:text-properties officeooo:rsid="001bfbbb"/>
    </style:style>
    <style:style style:name="T7" style:family="text">
      <style:text-properties officeooo:rsid="001c93e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LLEL AND DISTRIBUTIVE COMPUTING</text:p>
      <text:p text:style-name="P1">PROJECT PROPOSAL</text:p>
      <text:p text:style-name="P2">SECTION – F</text:p>
      <text:p text:style-name="P3"/>
      <text:p text:style-name="P13">Group Members:</text:p>
      <text:list xml:id="list1566514613" text:style-name="L1">
        <text:list-item>
          <text:p text:style-name="P17">Abdul Ahad Shaikh (20K-0319)</text:p>
        </text:list-item>
        <text:list-item>
          <text:p text:style-name="P17">Ali Jodat (20K-0155)</text:p>
        </text:list-item>
        <text:list-item>
          <text:p text:style-name="P17">Basil Ali Khan (20K-0477)</text:p>
        </text:list-item>
      </text:list>
      <text:p text:style-name="P6"/>
      <text:p text:style-name="P14">Objective:</text:p>
      <text:p text:style-name="P7">Our main objective is to use MapReduce functionalities to filter and parcel out big problem/data to various nodes within a map and calculate partial results and co<text:span text:style-name="T6">m</text:span>bine/reduce the result from each node into cohesive answer to query.</text:p>
      <text:p text:style-name="P7"/>
      <text:p text:style-name="P4"><text:span text:style-name="T5">Introduction</text:span>:</text:p>
      <text:p text:style-name="P8">To achieve our objective we will be using a dataset of Sales of countries of 2009 and distributing the dataset of various nodes and calculate there partial results that is there number of product sale and total price of sale.</text:p>
      <text:p text:style-name="P8"/>
      <text:p text:style-name="P5"><text:span text:style-name="T5">Platform</text:span>:</text:p>
      <text:list xml:id="list1369962475" text:style-name="L2">
        <text:list-item>
          <text:p text:style-name="P18">Java</text:p>
        </text:list-item>
        <text:list-item>
          <text:p text:style-name="P18">Ha<text:span text:style-name="T7">d</text:span>oop</text:p>
        </text:list-item>
      </text:list>
      <text:p text:style-name="P5"/>
      <text:p text:style-name="P12">Methodology:</text:p>
      <text:p text:style-name="P9">We will find the number of products and sum of sales per country, given the input file SalesJan2009.csv </text:p>
      <text:p text:style-name="P9">The idea of this problem's solution is to use the same Key for every different country.</text:p>
      <text:p text:style-name="P10">In addition, the value used at each mapper will be the price (sales) of that row, which corresponds to the Key country. </text:p>
      <text:p text:style-name="P10"/>
      <text:p text:style-name="P15"><text:span text:style-name="T1">Output </text:span><text:span text:style-name="T2">F</text:span><text:span text:style-name="T1">ile </text:span><text:span text:style-name="T2">E</text:span><text:span text:style-name="T1">xample:</text:span></text:p>
      <text:p text:style-name="P16"><text:span text:style-name="T4">C</text:span><text:span text:style-name="T3">ountry NoOfSales TotalSalePrice</text:span></text:p>
      <text:p text:style-name="P11">Argentina 1 1200</text:p>
      <text:p text:style-name="P11">Australia 38 64800</text:p>
      <text:p text:style-name="P11">Austria 7 108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3:52:39.512294218</meta:creation-date>
    <dc:date>2022-11-27T14:33:57.540590527</dc:date>
    <meta:editing-duration>PT20M53S</meta:editing-duration>
    <meta:editing-cycles>13</meta:editing-cycles>
    <meta:generator>LibreOffice/7.3.7.2$Linux_X86_64 LibreOffice_project/30$Build-2</meta:generator>
    <meta:document-statistic meta:table-count="0" meta:image-count="0" meta:object-count="0" meta:page-count="1" meta:paragraph-count="23" meta:word-count="180" meta:character-count="1080" meta:non-whitespace-character-count="925"/>
  </office:meta>
</office:document-meta>
</file>